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2.579cm" fo:break-before="auto" style:use-optimal-row-height="false"/>
    </style:style>
    <style:style style:name="ro8" style:family="table-row">
      <style:table-row-properties style:row-height="1.947cm" fo:break-before="auto" style:use-optimal-row-height="false"/>
    </style:style>
    <style:style style:name="ro9" style:family="table-row">
      <style:table-row-properties style:row-height="2.632cm" fo:break-before="auto" style:use-optimal-row-height="false"/>
    </style:style>
    <style:style style:name="ro10" style:family="table-row">
      <style:table-row-properties style:row-height="2.79cm" fo:break-before="auto" style:use-optimal-row-height="fals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974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815cm" fo:break-before="auto" style:use-optimal-row-height="false"/>
    </style:style>
    <style:style style:name="ro16" style:family="table-row">
      <style:table-row-properties style:row-height="1.894cm" fo:break-before="auto" style:use-optimal-row-height="false"/>
    </style:style>
    <style:style style:name="ro17" style:family="table-row">
      <style:table-row-properties style:row-height="2.658cm" fo:break-before="auto" style:use-optimal-row-height="false"/>
    </style:style>
    <style:style style:name="ro18" style:family="table-row">
      <style:table-row-properties style:row-height="1.921cm" fo:break-before="auto" style:use-optimal-row-height="false"/>
    </style:style>
    <style:style style:name="ro19" style:family="table-row">
      <style:table-row-properties style:row-height="2.027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42cm" fo:break-before="auto" style:use-optimal-row-height="fals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2.526cm" fo:break-before="auto" style:use-optimal-row-height="false"/>
    </style:style>
    <style:style style:name="ro24" style:family="table-row">
      <style:table-row-properties style:row-height="2.422cm" fo:break-before="auto" style:use-optimal-row-height="false"/>
    </style:style>
    <style:style style:name="ro25" style:family="table-row">
      <style:table-row-properties style:row-height="2.21cm" fo:break-before="auto" style:use-optimal-row-height="false"/>
    </style:style>
    <style:style style:name="ro26" style:family="table-row">
      <style:table-row-properties style:row-height="2.263cm" fo:break-before="auto" style:use-optimal-row-height="fals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2.369cm" fo:break-before="auto" style:use-optimal-row-height="false"/>
    </style:style>
    <style:style style:name="ro29" style:family="table-row">
      <style:table-row-properties style:row-height="1.526cm" fo:break-before="auto" style:use-optimal-row-height="false"/>
    </style:style>
    <style:style style:name="ro30" style:family="table-row">
      <style:table-row-properties style:row-height="2.184cm" fo:break-before="auto" style:use-optimal-row-height="false"/>
    </style:style>
    <style:style style:name="ro31" style:family="table-row">
      <style:table-row-properties style:row-height="2.738cm" fo:break-before="auto" style:use-optimal-row-height="false"/>
    </style:style>
    <style:style style:name="ro32" style:family="table-row">
      <style:table-row-properties style:row-height="2.237cm" fo:break-before="auto" style:use-optimal-row-height="false"/>
    </style:style>
    <style:style style:name="ro33" style:family="table-row">
      <style:table-row-properties style:row-height="2.842cm" fo:break-before="auto" style:use-optimal-row-height="false"/>
    </style:style>
    <style:style style:name="ro34" style:family="table-row">
      <style:table-row-properties style:row-height="3cm" fo:break-before="auto" style:use-optimal-row-height="false"/>
    </style:style>
    <style:style style:name="ro35" style:family="table-row">
      <style:table-row-properties style:row-height="2.448cm" fo:break-before="auto" style:use-optimal-row-height="false"/>
    </style:style>
    <style:style style:name="ro36" style:family="table-row">
      <style:table-row-properties style:row-height="2.974cm" fo:break-before="auto" style:use-optimal-row-height="false"/>
    </style:style>
    <style:style style:name="ro37" style:family="table-row">
      <style:table-row-properties style:row-height="2.605cm" fo:break-before="auto" style:use-optimal-row-height="false"/>
    </style:style>
    <style:style style:name="ro38" style:family="table-row">
      <style:table-row-properties style:row-height="3.027cm" fo:break-before="auto" style:use-optimal-row-height="false"/>
    </style:style>
    <style:style style:name="ro39" style:family="table-row">
      <style:table-row-properties style:row-height="2.868cm" fo:break-before="auto" style:use-optimal-row-height="false"/>
    </style:style>
    <style:style style:name="ro40" style:family="table-row">
      <style:table-row-properties style:row-height="2.921cm" fo:break-before="auto" style:use-optimal-row-height="false"/>
    </style:style>
    <style:style style:name="ro41" style:family="table-row">
      <style:table-row-properties style:row-height="0.452cm" fo:break-before="auto" style:use-optimal-row-height="true"/>
    </style:style>
    <style:style style:name="ro42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ext-properties style:font-name="Vardana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/>
    </style:style>
    <style:style style:name="T2" style:family="text">
      <style:text-properties style:font-name-asian="Droid Sans Fallback"/>
    </style:style>
    <style:style style:name="T3" style:family="text">
      <style:text-properties style:font-name="Va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2" table:default-cell-style-name="ce12"/>
        <table:table-column table:style-name="co10" table:number-columns-repeated="247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9" office:value-type="string" calcext:value-type="string">
            <text:p>Mercury Tours </text:p>
          </table:table-cell>
          <table:table-cell table:style-name="ce29" office:value-type="string" calcext:value-type="string">
            <text:p>Test Designed by:</text:p>
          </table:table-cell>
          <table:table-cell table:style-name="ce41" office:value-type="string" calcext:value-type="string">
            <text:p>Usha Rajappa</text:p>
          </table:table-cell>
          <table:table-cell table:style-name="ce45"/>
          <table:table-cell table:style-name="ce10" table:number-columns-repeated="3"/>
          <table:table-cell table:style-name="ce52"/>
          <table:table-cell table:number-columns-repeated="1014"/>
        </table:table-row>
        <table:table-row table:style-name="ro1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9" office:value-type="string" calcext:value-type="string">
            <text:p>User Interface</text:p>
          </table:table-cell>
          <table:table-cell table:style-name="ce29" office:value-type="string" calcext:value-type="string">
            <text:p>Test Designed date: </text:p>
          </table:table-cell>
          <table:table-cell table:style-name="ce42" office:value-type="string" calcext:value-type="string">
            <text:p>13-05-2019</text:p>
          </table:table-cell>
          <table:table-cell table:style-name="ce45"/>
          <table:table-cell table:style-name="ce10" table:number-columns-repeated="3"/>
          <table:table-cell table:style-name="ce52"/>
          <table:table-cell table:number-columns-repeated="1014"/>
        </table:table-row>
        <table:table-row table:style-name="ro1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9"/>
          <table:table-cell table:style-name="ce29" office:value-type="string" calcext:value-type="string">
            <text:p>Test Executed by: </text:p>
          </table:table-cell>
          <table:table-cell table:style-name="ce43"/>
          <table:table-cell table:style-name="ce45"/>
          <table:table-cell table:style-name="ce10" table:number-columns-repeated="3"/>
          <table:table-cell table:style-name="ce52"/>
          <table:table-cell table:number-columns-repeated="1014"/>
        </table:table-row>
        <table:table-row table:style-name="ro1">
          <table:table-cell table:style-name="ce3"/>
          <table:table-cell table:style-name="ce15"/>
          <table:table-cell table:style-name="ce29"/>
          <table:table-cell table:style-name="ce29" office:value-type="string" calcext:value-type="string">
            <text:p>Test Execution date: </text:p>
          </table:table-cell>
          <table:table-cell table:style-name="ce44"/>
          <table:table-cell table:style-name="ce45"/>
          <table:table-cell table:style-name="ce10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4"/>
          <table:table-cell table:style-name="ce16"/>
          <table:table-cell table:style-name="ce30" table:number-columns-repeated="4"/>
          <table:table-cell table:style-name="ce10" table:number-columns-repeated="3"/>
          <table:table-cell table:style-name="ce30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7"/>
          <table:table-cell table:style-name="ce50"/>
          <table:table-cell table:style-name="ce53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8" table:number-columns-spanned="7" table:number-rows-spanned="1"/>
          <table:covered-table-cell table:number-columns-repeated="6" table:style-name="ce17"/>
          <table:table-cell table:style-name="ce51"/>
          <table:table-cell table:style-name="ce53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19" office:value-type="string" calcext:value-type="string">
            <text:p>High </text:p>
          </table:table-cell>
          <table:table-cell table:style-name="ce31" table:number-columns-repeated="7"/>
          <table:table-cell table:style-name="ce53"/>
          <table:table-cell table:number-columns-repeated="1014"/>
        </table:table-row>
        <table:table-row table:style-name="ro2">
          <table:table-cell table:style-name="ce7"/>
          <table:table-cell table:style-name="ce20"/>
          <table:table-cell table:style-name="ce32" table:number-columns-repeated="5"/>
          <table:table-cell table:style-name="ce20" table:number-columns-repeated="2"/>
          <table:table-cell table:style-name="ce32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1" office:value-type="string" calcext:value-type="string">
            <text:p>Test Title</text:p>
          </table:table-cell>
          <table:table-cell table:style-name="ce21" office:value-type="string" calcext:value-type="string">
            <text:p>Test Summary</text:p>
          </table:table-cell>
          <table:table-cell table:style-name="ce21" office:value-type="string" calcext:value-type="string">
            <text:p>Test Data</text:p>
          </table:table-cell>
          <table:table-cell table:style-name="ce21" office:value-type="string" calcext:value-type="string">
            <text:p>Test Steps</text:p>
          </table:table-cell>
          <table:table-cell table:style-name="ce21" office:value-type="string" calcext:value-type="string">
            <text:p>Actual Result</text:p>
          </table:table-cell>
          <table:table-cell table:style-name="ce21" office:value-type="string" calcext:value-type="string">
            <text:p>Expected Result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Priority </text:p>
          </table:table-cell>
          <table:table-cell table:style-name="ce54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2" office:value-type="string" calcext:value-type="string">
            <text:p>Verify Home Page </text:p>
          </table:table-cell>
          <table:table-cell table:style-name="ce24" office:value-type="string" calcext:value-type="string">
            <text:p>Verify Homepage fits to </text:p>
            <text:p>Screen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46" office:value-type="string" calcext:value-type="string">
            <text:p>Home Page not Fits to Full screen</text:p>
          </table:table-cell>
          <table:table-cell table:style-name="ce46" office:value-type="string" calcext:value-type="string">
            <text:p>Home Page should fits to full screen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2" office:value-type="string" calcext:value-type="string">
            <text:p>Verify Mercury </text:p>
            <text:p>Tours Icon</text:p>
          </table:table-cell>
          <table:table-cell table:style-name="ce24" office:value-type="string" calcext:value-type="string">
            <text:p>Upon click on Mercury Tours </text:p>
            <text:p>Icon</text:p>
          </table:table-cell>
          <table:table-cell table:style-name="ce38"/>
          <table:table-cell table:style-name="ce37" office:value-type="string" calcext:value-type="string">
            <text:p>Step1)Open Mercury tours</text:p>
            <text:p>Step2)Click on Mercury Tour</text:p>
            <text:p>Icon</text:p>
            <text:p>Step3)Observe the Page </text:p>
            <text:p> Landing</text:p>
          </table:table-cell>
          <table:table-cell table:style-name="ce46" office:value-type="string" calcext:value-type="string">
            <text:p>Mercury Tours Icon is</text:p>
            <text:p>Not Clickable</text:p>
          </table:table-cell>
          <table:table-cell table:style-name="ce46" office:value-type="string" calcext:value-type="string">
            <text:p><text:span text:style-name="T1">Mercury Tours Icon</text:span></text:p>
            <text:p><text:span text:style-name="T1">Shoulkd be Clickable</text:span>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3" office:value-type="string" calcext:value-type="string">
            <text:p>Verify SignOn Links</text:p>
          </table:table-cell>
          <table:table-cell table:style-name="ce33" office:value-type="string" calcext:value-type="string">
            <text:p>Upon Click on SignOn </text:p>
          </table:table-cell>
          <table:table-cell table:style-name="ce33"/>
          <table:table-cell table:style-name="ce33" office:value-type="string" calcext:value-type="string">
            <text:p>Step1)Open Mercury Tours </text:p>
            <text:p>Step2)Click on SignOn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</text:p>
            <text:p>SignON Page</text:p>
          </table:table-cell>
          <table:table-cell table:style-name="ce33" office:value-type="string" calcext:value-type="string">
            <text:p>Should Redirect To </text:p>
            <text:p><text:span text:style-name="T1">SignON Page</text:span></text:p>
          </table:table-cell>
          <table:table-cell table:style-name="ce27" office:value-type="string" calcext:value-type="string">
            <text:p>Pass</text:p>
          </table:table-cell>
          <table:table-cell table:style-name="Default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4</text:p>
          </table:table-cell>
          <table:table-cell table:style-name="ce23" office:value-type="string" calcext:value-type="string">
            <text:p>Verify Register Link</text:p>
          </table:table-cell>
          <table:table-cell table:style-name="ce33" office:value-type="string" calcext:value-type="string">
            <text:p>Upon Click on Register</text:p>
          </table:table-cell>
          <table:table-cell table:style-name="ce33"/>
          <table:table-cell table:style-name="ce33" office:value-type="string" calcext:value-type="string">
            <text:p>Step1)Open Mercury Tours </text:p>
            <text:p>Step2)Click on Register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</text:p>
            <text:p>Register Page</text:p>
          </table:table-cell>
          <table:table-cell table:style-name="ce33" office:value-type="string" calcext:value-type="string">
            <text:p>Should Redirect To </text:p>
            <text:p><text:span text:style-name="T1">Register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5</text:p>
          </table:table-cell>
          <table:table-cell table:style-name="ce23" office:value-type="string" calcext:value-type="string">
            <text:p>Verify Support Link</text:p>
          </table:table-cell>
          <table:table-cell table:style-name="ce33" office:value-type="string" calcext:value-type="string">
            <text:p>Upon Click on Support</text:p>
          </table:table-cell>
          <table:table-cell table:style-name="ce33"/>
          <table:table-cell table:style-name="ce33" office:value-type="string" calcext:value-type="string">
            <text:p>Step1)Open Mercury Tours </text:p>
            <text:p>Step2)Click on Support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</text:p>
            <text:p>Support Page</text:p>
          </table:table-cell>
          <table:table-cell table:style-name="ce33" office:value-type="string" calcext:value-type="string">
            <text:p>Should Redirect To </text:p>
            <text:p><text:span text:style-name="T1">Support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6</text:p>
          </table:table-cell>
          <table:table-cell table:style-name="ce23" office:value-type="string" calcext:value-type="string">
            <text:p>Verify Contact Link</text:p>
          </table:table-cell>
          <table:table-cell table:style-name="ce33" office:value-type="string" calcext:value-type="string">
            <text:p>Upon Click on Contact</text:p>
          </table:table-cell>
          <table:table-cell table:style-name="ce33"/>
          <table:table-cell table:style-name="ce33" office:value-type="string" calcext:value-type="string">
            <text:p>Step1)Open Mercury Tours </text:p>
            <text:p>Step2)Click on Contact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</text:p>
            <text:p>Contact  Page</text:p>
          </table:table-cell>
          <table:table-cell table:style-name="ce33" office:value-type="string" calcext:value-type="string">
            <text:p>Should Redirect To </text:p>
            <text:p><text:span text:style-name="T1">Contact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7</text:p>
          </table:table-cell>
          <table:table-cell table:style-name="ce22" office:value-type="string" calcext:value-type="string">
            <text:p>Verify Home Module</text:p>
          </table:table-cell>
          <table:table-cell table:style-name="ce24" office:value-type="string" calcext:value-type="string">
            <text:p>Upon Click on Home Module</text:p>
            <text:p/>
          </table:table-cell>
          <table:table-cell table:style-name="ce37"/>
          <table:table-cell table:style-name="ce37" office:value-type="string" calcext:value-type="string">
            <text:p>Step1)Open Mercury Tours</text:p>
            <text:p>Step2)Click on Home Module Step3)Observe the Page</text:p>
            <text:p>Landing</text:p>
          </table:table-cell>
          <table:table-cell table:style-name="ce25" office:value-type="string" calcext:value-type="string">
            <text:p>Home Module is </text:p>
            <text:p>Redirecting to </text:p>
            <text:p>HomePage</text:p>
          </table:table-cell>
          <table:table-cell table:style-name="ce25" office:value-type="string" calcext:value-type="string">
            <text:p>Home Module should be</text:p>
            <text:p>Redirect to Home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7">
          <table:table-cell table:style-name="ce9" office:value-type="string" calcext:value-type="string">
            <text:p>TC#008</text:p>
          </table:table-cell>
          <table:table-cell table:style-name="ce22" office:value-type="string" calcext:value-type="string">
            <text:p>Verify Vacations Module</text:p>
          </table:table-cell>
          <table:table-cell table:style-name="ce24" office:value-type="string" calcext:value-type="string">
            <text:p>Upon Click on Vacations</text:p>
            <text:p>Module</text:p>
            <text:p/>
          </table:table-cell>
          <table:table-cell table:style-name="ce37"/>
          <table:table-cell table:style-name="ce37" office:value-type="string" calcext:value-type="string">
            <text:p>Step1)Open Mercury Tours</text:p>
            <text:p>Step2)Click on Vacations Module </text:p>
            <text:p>Step3)Observe the Page</text:p>
            <text:p>Landing</text:p>
          </table:table-cell>
          <table:table-cell table:style-name="ce25" office:value-type="string" calcext:value-type="string">
            <text:p>Vacations Module is </text:p>
            <text:p>Redirecting to </text:p>
            <text:p>Vacations Page</text:p>
          </table:table-cell>
          <table:table-cell table:style-name="ce25" office:value-type="string" calcext:value-type="string">
            <text:p>Vacations Module should</text:p>
            <text:p><text:span text:style-name="T1">Be Redirect to Vacations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9</text:p>
          </table:table-cell>
          <table:table-cell table:style-name="ce22" office:value-type="string" calcext:value-type="string">
            <text:p>Verify Flight Module</text:p>
          </table:table-cell>
          <table:table-cell table:style-name="ce24" office:value-type="string" calcext:value-type="string">
            <text:p>Upon Click on Flight Module</text:p>
            <text:p/>
          </table:table-cell>
          <table:table-cell table:style-name="ce37"/>
          <table:table-cell table:style-name="ce37" office:value-type="string" calcext:value-type="string">
            <text:p>Step1)Open Mercury Tours</text:p>
            <text:p>Step2)Click on Flight Module Step3)Observe the Page</text:p>
            <text:p>Landing</text:p>
          </table:table-cell>
          <table:table-cell table:style-name="ce25" office:value-type="string" calcext:value-type="string">
            <text:p>Flight Module is </text:p>
            <text:p>Redirecting to </text:p>
            <text:p>Flight Page</text:p>
          </table:table-cell>
          <table:table-cell table:style-name="ce25" office:value-type="string" calcext:value-type="string">
            <text:p>Flight Module should be</text:p>
            <text:p>Redirect to Flight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10</text:p>
          </table:table-cell>
          <table:table-cell table:style-name="ce22" office:value-type="string" calcext:value-type="string">
            <text:p>Verify Hotel Module</text:p>
          </table:table-cell>
          <table:table-cell table:style-name="ce24" office:value-type="string" calcext:value-type="string">
            <text:p>Upon Click on Hotel Module</text:p>
            <text:p/>
          </table:table-cell>
          <table:table-cell table:style-name="ce37"/>
          <table:table-cell table:style-name="ce37" office:value-type="string" calcext:value-type="string">
            <text:p>Step1)Open Mercury Tours</text:p>
            <text:p>Step2)Click on Hotel Module Step3)Observe the Page</text:p>
            <text:p>Landing</text:p>
          </table:table-cell>
          <table:table-cell table:style-name="ce25" office:value-type="string" calcext:value-type="string">
            <text:p>Hotel Module is </text:p>
            <text:p>Redirecting to </text:p>
            <text:p>Hotel Page</text:p>
          </table:table-cell>
          <table:table-cell table:style-name="ce25" office:value-type="string" calcext:value-type="string">
            <text:p>Hotel Module should be</text:p>
            <text:p>Redirect to Hotel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11</text:p>
          </table:table-cell>
          <table:table-cell table:style-name="ce22" office:value-type="string" calcext:value-type="string">
            <text:p>Verify Car </text:p>
            <text:p>Rentals Module </text:p>
          </table:table-cell>
          <table:table-cell table:style-name="ce24" office:value-type="string" calcext:value-type="string">
            <text:p>Upon Click on Car Rentals</text:p>
            <text:p>Module</text:p>
            <text:p/>
          </table:table-cell>
          <table:table-cell table:style-name="ce37"/>
          <table:table-cell table:style-name="ce37" office:value-type="string" calcext:value-type="string">
            <text:p>Step1)Open Mercury Tours</text:p>
            <text:p>Step2)Click on Car Rentals Module </text:p>
            <text:p>Step3)Observe the Page</text:p>
            <text:p>Landing</text:p>
          </table:table-cell>
          <table:table-cell table:style-name="ce25" office:value-type="string" calcext:value-type="string">
            <text:p>Car Rentals Module is </text:p>
            <text:p>Redirecting to </text:p>
            <text:p>Car Rentals Page</text:p>
          </table:table-cell>
          <table:table-cell table:style-name="ce25" office:value-type="string" calcext:value-type="string">
            <text:p>Car Rentals Module </text:p>
            <text:p>should be Redirect to </text:p>
            <text:p>Car Rentals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12</text:p>
          </table:table-cell>
          <table:table-cell table:style-name="ce22" office:value-type="string" calcext:value-type="string">
            <text:p>Verify Cruises</text:p>
            <text:p>Module</text:p>
          </table:table-cell>
          <table:table-cell table:style-name="ce24" office:value-type="string" calcext:value-type="string">
            <text:p>Upon Click on Cruises</text:p>
            <text:p>Module</text:p>
            <text:p/>
          </table:table-cell>
          <table:table-cell table:style-name="ce37"/>
          <table:table-cell table:style-name="ce37" office:value-type="string" calcext:value-type="string">
            <text:p>Step1)Open Mercury Tours</text:p>
            <text:p>Step2)Click on Cruises Module </text:p>
            <text:p>Step3)Observe the Page</text:p>
            <text:p>Landing</text:p>
          </table:table-cell>
          <table:table-cell table:style-name="ce25" office:value-type="string" calcext:value-type="string">
            <text:p>Cruises Module is </text:p>
            <text:p>Redirecting to </text:p>
            <text:p>Cruises Page</text:p>
          </table:table-cell>
          <table:table-cell table:style-name="ce25" office:value-type="string" calcext:value-type="string">
            <text:p>Cruises Module should be</text:p>
            <text:p>Redirect to Cruises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13</text:p>
          </table:table-cell>
          <table:table-cell table:style-name="ce22" office:value-type="string" calcext:value-type="string">
            <text:p>Verify Destination</text:p>
            <text:p>Module</text:p>
          </table:table-cell>
          <table:table-cell table:style-name="ce24" office:value-type="string" calcext:value-type="string">
            <text:p>Upon Click on Destinations</text:p>
            <text:p>Module</text:p>
            <text:p/>
          </table:table-cell>
          <table:table-cell table:style-name="ce37"/>
          <table:table-cell table:style-name="ce37" office:value-type="string" calcext:value-type="string">
            <text:p>Step1)Open Mercury Tours</text:p>
            <text:p>Step2)Click on Destinations Module </text:p>
            <text:p>Step3)Observe the Page</text:p>
            <text:p>Landing</text:p>
          </table:table-cell>
          <table:table-cell table:style-name="ce25" office:value-type="string" calcext:value-type="string">
            <text:p>Destinations Module is </text:p>
            <text:p>Redirecting to </text:p>
            <text:p>Destinations Page</text:p>
          </table:table-cell>
          <table:table-cell table:style-name="ce25" office:value-type="string" calcext:value-type="string">
            <text:p>Destinations Module </text:p>
            <text:p>should be Redirect to </text:p>
            <text:p>Destinations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14</text:p>
          </table:table-cell>
          <table:table-cell table:style-name="ce24" office:value-type="string" calcext:value-type="string">
            <text:p>Verify IndexBox of </text:p>
            <text:p>Home Module</text:p>
          </table:table-cell>
          <table:table-cell table:style-name="ce24" office:value-type="string" calcext:value-type="string">
            <text:p>Verifying the Home Module</text:p>
            <text:p>IndexBox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Home Module Contain</text:p>
            <text:p>Index box but not </text:p>
            <text:p>Indexed</text:p>
          </table:table-cell>
          <table:table-cell table:style-name="ce25" office:value-type="string" calcext:value-type="string">
            <text:p>Home Module should be</text:p>
            <text:p>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15</text:p>
          </table:table-cell>
          <table:table-cell table:style-name="ce22" office:value-type="string" calcext:value-type="string">
            <text:p>Verify IndexBox of</text:p>
            <text:p>Flight <text:span text:style-name="T1">Module</text:span></text:p>
          </table:table-cell>
          <table:table-cell table:style-name="ce24" office:value-type="string" calcext:value-type="string">
            <text:p>Verifying the Flight Module</text:p>
            <text:p>IndexBox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Flights Module Contain </text:p>
            <text:p>Indexbox But not</text:p>
            <text:p>Indexed</text:p>
          </table:table-cell>
          <table:table-cell table:style-name="ce33" office:value-type="string" calcext:value-type="string">
            <text:p>Flights Module should be </text:p>
            <text:p>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2">
          <table:table-cell table:style-name="ce9" office:value-type="string" calcext:value-type="string">
            <text:p>TC#016</text:p>
          </table:table-cell>
          <table:table-cell table:style-name="ce22" office:value-type="string" calcext:value-type="string">
            <text:p>Verify IndexBox of Hotel</text:p>
            <text:p><text:span text:style-name="T1">Module</text:span> </text:p>
          </table:table-cell>
          <table:table-cell table:style-name="ce24" office:value-type="string" calcext:value-type="string">
            <text:p>Verifying the Hotel Module</text:p>
            <text:p>IndexBox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2">Hotels Module Contain </text:span></text:p>
            <text:p><text:span text:style-name="T2">Indexbox But not</text:span></text:p>
            <text:p><text:span text:style-name="T2"> Indexed</text:span></text:p>
          </table:table-cell>
          <table:table-cell table:style-name="ce33" office:value-type="string" calcext:value-type="string">
            <text:p>Hotels Module should be </text:p>
            <text:p>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17</text:p>
          </table:table-cell>
          <table:table-cell table:style-name="ce22" office:value-type="string" calcext:value-type="string">
            <text:p>Verify IndexBox of Car</text:p>
            <text:p><text:span text:style-name="T1">Module</text:span></text:p>
          </table:table-cell>
          <table:table-cell table:style-name="ce24" office:value-type="string" calcext:value-type="string">
            <text:p>Verifying the Car Module </text:p>
            <text:p>IndexBox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2">Car Rentals Module</text:span></text:p>
            <text:p><text:span text:style-name="T2">Contain  Indexbox But</text:span></text:p>
            <text:p><text:span text:style-name="T2">not Indexed</text:span></text:p>
          </table:table-cell>
          <table:table-cell table:style-name="ce33" office:value-type="string" calcext:value-type="string">
            <text:p>Car Rentals Module </text:p>
            <text:p>Should Be 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4">
          <table:table-cell table:style-name="ce9" office:value-type="string" calcext:value-type="string">
            <text:p>TC#018</text:p>
          </table:table-cell>
          <table:table-cell table:style-name="ce22" office:value-type="string" calcext:value-type="string">
            <text:p>Verify  IndexBox of </text:p>
            <text:p><text:span text:style-name="T2">Cruises Module</text:span></text:p>
          </table:table-cell>
          <table:table-cell table:style-name="ce24" office:value-type="string" calcext:value-type="string">
            <text:p>Verifying the <text:span text:style-name="T2">Cruises</text:span> Module</text:p>
            <text:p>IndexBox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2">Cruises Module Contain </text:span></text:p>
            <text:p><text:span text:style-name="T2">Indexbox But not</text:span></text:p>
            <text:p><text:span text:style-name="T2"> Indexed</text:span></text:p>
          </table:table-cell>
          <table:table-cell table:style-name="ce33" office:value-type="string" calcext:value-type="string">
            <text:p>Cruises Module should </text:p>
            <text:p>be 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5">
          <table:table-cell table:style-name="ce9" office:value-type="string" calcext:value-type="string">
            <text:p>TC#019</text:p>
          </table:table-cell>
          <table:table-cell table:style-name="ce22" office:value-type="string" calcext:value-type="string">
            <text:p>Verify IndexBox of</text:p>
            <text:p><text:span text:style-name="T1">Destinations Module</text:span></text:p>
          </table:table-cell>
          <table:table-cell table:style-name="ce24" office:value-type="string" calcext:value-type="string">
            <text:p>Verifying the <text:span text:style-name="T2">Destinations</text:span></text:p>
            <text:p><text:span text:style-name="T2">Module </text:span>IndexBOx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2">Destinations Module</text:span></text:p>
            <text:p><text:span text:style-name="T2">Contain Indexbox But </text:span></text:p>
            <text:p><text:span text:style-name="T2">not Indexed</text:span></text:p>
          </table:table-cell>
          <table:table-cell table:style-name="ce33" office:value-type="string" calcext:value-type="string">
            <text:p>Destinations Module </text:p>
            <text:p>should be  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6">
          <table:table-cell table:style-name="ce9" office:value-type="string" calcext:value-type="string">
            <text:p>TC#020</text:p>
          </table:table-cell>
          <table:table-cell table:style-name="ce22" office:value-type="string" calcext:value-type="string">
            <text:p>Verify IndexBox of </text:p>
            <text:p><text:span text:style-name="T2">Vacations</text:span> Module</text:p>
          </table:table-cell>
          <table:table-cell table:style-name="ce34" office:value-type="string" calcext:value-type="string">
            <text:p><text:span text:style-name="T2">Verifying the Vacations </text:span></text:p>
            <text:p><text:span text:style-name="T2">Module IndexBox</text:span></text:p>
          </table:table-cell>
          <table:table-cell table:style-name="ce38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2">Vacations Module</text:span></text:p>
            <text:p><text:span text:style-name="T2">Contain Indexbox But</text:span></text:p>
            <text:p><text:span text:style-name="T2">not Indexed</text:span></text:p>
          </table:table-cell>
          <table:table-cell table:style-name="ce33" office:value-type="string" calcext:value-type="string">
            <text:p>Vacations Module should</text:p>
            <text:p> be 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9" office:value-type="string" calcext:value-type="string">
            <text:p>TC#021</text:p>
          </table:table-cell>
          <table:table-cell table:style-name="ce25" office:value-type="string" calcext:value-type="string">
            <text:p>Verify  SAVINGS_ Rent</text:p>
            <text:p><text:span text:style-name="T1">A car link</text:span></text:p>
          </table:table-cell>
          <table:table-cell table:style-name="ce33" office:value-type="string" calcext:value-type="string">
            <text:p>Verifying the SAVINGS_ Rent</text:p>
            <text:p>a car image</text:p>
          </table:table-cell>
          <table:table-cell table:style-name="ce33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2">SAVINGS!!!Rent a car</text:span></text:p>
            <text:p><text:span text:style-name="T2">is not clearly visible</text:span></text:p>
          </table:table-cell>
          <table:table-cell table:style-name="ce25" office:value-type="string" calcext:value-type="string">
            <text:p><text:span text:style-name="T2">SAVINGS_ Rent a car</text:span></text:p>
            <text:p><text:span text:style-name="T2">Should be clearly visible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22</text:p>
          </table:table-cell>
          <table:table-cell table:style-name="ce23" office:value-type="string" calcext:value-type="string">
            <text:p>Verify Use Java</text:p>
            <text:p><text:span text:style-name="T1">Version Link</text:span></text:p>
          </table:table-cell>
          <table:table-cell table:style-name="ce33" office:value-type="string" calcext:value-type="string">
            <text:p>Upon Click on Use Java</text:p>
            <text:p>Version Link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2">Use Java Version is not </text:span></text:p>
            <text:p><text:span text:style-name="T2">Navigating to another</text:span></text:p>
            <text:p><text:span text:style-name="T2">Page</text:span></text:p>
          </table:table-cell>
          <table:table-cell table:style-name="ce33" office:value-type="string" calcext:value-type="string">
            <text:p>Should Navigate to </text:p>
            <text:p>Another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3</text:p>
          </table:table-cell>
          <table:table-cell table:style-name="ce26" office:value-type="string" calcext:value-type="string">
            <text:p>Header image doesn't </text:p>
            <text:p>Fits to screen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Header Image not fits </text:p>
            <text:p>to Home Page</text:p>
          </table:table-cell>
          <table:table-cell table:style-name="ce33" office:value-type="string" calcext:value-type="string">
            <text:p>Header image should fits </text:p>
            <text:p>To Home screen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9" office:value-type="string" calcext:value-type="string">
            <text:p>TC#024</text:p>
          </table:table-cell>
          <table:table-cell table:style-name="ce23" office:value-type="string" calcext:value-type="string">
            <text:p>Verify<text:span text:style-name="T1">Unfinished Image</text:span></text:p>
            <text:p><text:span text:style-name="T1"> In Home Page</text:span>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Unfinished Textbox </text:p>
            <text:p>Beside Find a</text:p>
            <text:p>Flight is not closed</text:p>
          </table:table-cell>
          <table:table-cell table:style-name="ce33" office:value-type="string" calcext:value-type="string">
            <text:p><text:span text:style-name="T1">Textbox beside Find a</text:span></text:p>
            <text:p><text:span text:style-name="T1">Flight should be closed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20">
          <table:table-cell table:style-name="ce9" office:value-type="string" calcext:value-type="string">
            <text:p>TC#025</text:p>
          </table:table-cell>
          <table:table-cell table:style-name="ce23" office:value-type="string" calcext:value-type="string">
            <text:p><text:span text:style-name="T1">VerifyUnfinished Image</text:span></text:p>
            <text:p><text:span text:style-name="T1"> In Home Page</text:span>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/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2">Unfinished  Textbox </text:span></text:p>
            <text:p><text:span text:style-name="T2">beside Destinations</text:span></text:p>
            <text:p><text:span text:style-name="T2">Is not Closed</text:span></text:p>
          </table:table-cell>
          <table:table-cell table:style-name="ce25" office:value-type="string" calcext:value-type="string">
            <text:p><text:span text:style-name="T2">Textbox beside </text:span></text:p>
            <text:p><text:span text:style-name="T2">Destinations should be </text:span></text:p>
            <text:p><text:span text:style-name="T2">Closed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21">
          <table:table-cell table:style-name="ce9" office:value-type="string" calcext:value-type="string">
            <text:p>TC#026</text:p>
          </table:table-cell>
          <table:table-cell table:style-name="ce23" office:value-type="string" calcext:value-type="string">
            <text:p>Verify UserName</text:p>
          </table:table-cell>
          <table:table-cell table:style-name="ce33" office:value-type="string" calcext:value-type="string">
            <text:p>Upon Click on Home Page</text:p>
          </table:table-cell>
          <table:table-cell table:style-name="ce37"/>
          <table:table-cell table:style-name="ce38" office:value-type="string" calcext:value-type="string">
            <text:p><text:span text:style-name="T2">Step1)Open Mercury Tours</text:span></text:p>
            <text:p><text:span text:style-name="T2">Step2)Observe Home Screen</text:span></text:p>
          </table:table-cell>
          <table:table-cell table:style-name="ce33" office:value-type="string" calcext:value-type="string">
            <text:p>UserName is not in</text:p>
            <text:p>Single Line</text:p>
          </table:table-cell>
          <table:table-cell table:style-name="ce33" office:value-type="string" calcext:value-type="string">
            <text:p>UserName should be in</text:p>
            <text:p>One lin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7</text:p>
          </table:table-cell>
          <table:table-cell table:style-name="ce23" office:value-type="string" calcext:value-type="string">
            <text:p>Verifythe Scrolling bar</text:p>
          </table:table-cell>
          <table:table-cell table:style-name="ce33" office:value-type="string" calcext:value-type="string">
            <text:p>Scroll the Scrolling bar</text:p>
          </table:table-cell>
          <table:table-cell table:style-name="ce25"/>
          <table:table-cell table:style-name="ce33" office:value-type="string" calcext:value-type="string">
            <text:p>Step1)Open Mercury Tours</text:p>
            <text:p>Step2)Scroll The Scrolling bar</text:p>
          </table:table-cell>
          <table:table-cell table:style-name="ce33" office:value-type="string" calcext:value-type="string">
            <text:p>Home Page should not</text:p>
            <text:p>Be in the form of </text:p>
            <text:p>Moving</text:p>
          </table:table-cell>
          <table:table-cell table:style-name="ce33" office:value-type="string" calcext:value-type="string">
            <text:p>HomePage should  fits </text:p>
            <text:p>To Screen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8</text:p>
          </table:table-cell>
          <table:table-cell table:style-name="ce23" office:value-type="string" calcext:value-type="string">
            <text:p>Verify Rent a Car text</text:p>
          </table:table-cell>
          <table:table-cell table:style-name="ce35" office:value-type="string" calcext:value-type="string">
            <text:p>Check Rent a Car text</text:p>
          </table:table-cell>
          <table:table-cell table:style-name="ce35"/>
          <table:table-cell table:style-name="ce35" office:value-type="string" calcext:value-type="string">
            <text:p>Step1)Open Mercury Tours</text:p>
            <text:p>Step2)Observe Rent a car </text:p>
            <text:p>Text</text:p>
          </table:table-cell>
          <table:table-cell table:style-name="ce35" office:value-type="string" calcext:value-type="string">
            <text:p>Rent a car Text is not</text:p>
            <text:p>Clear</text:p>
          </table:table-cell>
          <table:table-cell table:style-name="ce35" office:value-type="string" calcext:value-type="string">
            <text:p>Rent a car text should </text:p>
            <text:p>Be clea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9" office:value-type="string" calcext:value-type="string">
            <text:p>TC#029</text:p>
          </table:table-cell>
          <table:table-cell table:style-name="ce23" office:value-type="string" calcext:value-type="string">
            <text:p>Verify CLICK HERE</text:p>
            <text:p><text:span text:style-name="T1">(in Rent A car)</text:span></text:p>
          </table:table-cell>
          <table:table-cell table:style-name="ce33" office:value-type="string" calcext:value-type="string">
            <text:p>Upon Click on CLICK HERE</text:p>
            <text:p>(in Rent A car)</text:p>
          </table:table-cell>
          <table:table-cell table:style-name="ce38"/>
          <table:table-cell table:style-name="ce37" office:value-type="string" calcext:value-type="string">
            <text:p>Step1)Open Mercury Tours</text:p>
            <text:p>Step2)Click on Click Here</text:p>
            <text:p>Step3)Observe the Page</text:p>
            <text:p>Landing</text:p>
          </table:table-cell>
          <table:table-cell table:style-name="ce25" office:value-type="string" calcext:value-type="string">
            <text:p><text:span text:style-name="T2">CLICK HERE is not </text:span></text:p>
            <text:p><text:span text:style-name="T2">Navigating to another</text:span></text:p>
            <text:p><text:span text:style-name="T2">Page</text:span></text:p>
          </table:table-cell>
          <table:table-cell table:style-name="ce33" office:value-type="string" calcext:value-type="string">
            <text:p>Should Navigate to </text:p>
            <text:p>Another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30</text:p>
          </table:table-cell>
          <table:table-cell table:style-name="ce23" office:value-type="string" calcext:value-type="string">
            <text:p>Verify Your Tips</text:p>
            <text:p>Links</text:p>
          </table:table-cell>
          <table:table-cell table:style-name="ce33" office:value-type="string" calcext:value-type="string">
            <text:p>Upon Click on Your Tips</text:p>
          </table:table-cell>
          <table:table-cell table:style-name="ce25"/>
          <table:table-cell table:style-name="ce37" office:value-type="string" calcext:value-type="string">
            <text:p>Step1)Open Mercury Tours</text:p>
            <text:p>Step2)Click on Your Tips</text:p>
            <text:p>Step3)Observe the Page</text:p>
            <text:p>Landing</text:p>
          </table:table-cell>
          <table:table-cell table:style-name="ce33" office:value-type="string" calcext:value-type="string">
            <text:p>Your Tips Button is Not </text:p>
            <text:p>Redirecting</text:p>
          </table:table-cell>
          <table:table-cell table:style-name="ce33" office:value-type="string" calcext:value-type="string">
            <text:p> Your Tips Should Redirect</text:p>
            <text:p> to Tips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31</text:p>
          </table:table-cell>
          <table:table-cell table:style-name="ce23" office:value-type="string" calcext:value-type="string">
            <text:p>Verify Destinations </text:p>
            <text:p><text:span text:style-name="T1">Image</text:span></text:p>
          </table:table-cell>
          <table:table-cell table:style-name="ce35" office:value-type="string" calcext:value-type="string">
            <text:p>Upon Click on Destinations </text:p>
            <text:p>Image</text:p>
          </table:table-cell>
          <table:table-cell table:style-name="ce25"/>
          <table:table-cell table:style-name="ce37" office:value-type="string" calcext:value-type="string">
            <text:p>Step1)Open Mercury Tours</text:p>
            <text:p>Step2)Click on Destinations Image</text:p>
            <text:p>Step3)Observe the Page</text:p>
            <text:p>Landing</text:p>
          </table:table-cell>
          <table:table-cell table:style-name="ce35" office:value-type="string" calcext:value-type="string">
            <text:p>Destinations Image is  </text:p>
            <text:p>Not Redirecting</text:p>
          </table:table-cell>
          <table:table-cell table:style-name="ce35" office:value-type="string" calcext:value-type="string">
            <text:p>Destinations Image </text:p>
            <text:p>Should Redirect  to </text:p>
            <text:p>Destination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2">
          <table:table-cell table:style-name="ce9" office:value-type="string" calcext:value-type="string">
            <text:p>TC#032</text:p>
          </table:table-cell>
          <table:table-cell table:style-name="ce23" office:value-type="string" calcext:value-type="string">
            <text:p>Verify Vacations </text:p>
            <text:p><text:span text:style-name="T1">Images</text:span></text:p>
          </table:table-cell>
          <table:table-cell table:style-name="ce33" office:value-type="string" calcext:value-type="string">
            <text:p>Upon Click on Vacations </text:p>
            <text:p>Images</text:p>
          </table:table-cell>
          <table:table-cell table:style-name="ce25"/>
          <table:table-cell table:style-name="ce37" office:value-type="string" calcext:value-type="string">
            <text:p>Step1)Open Mercury Tours</text:p>
            <text:p>Step2)Click on Vacations Images</text:p>
            <text:p>Step3)Observe the Page</text:p>
            <text:p>Landing</text:p>
          </table:table-cell>
          <table:table-cell table:style-name="ce33" office:value-type="string" calcext:value-type="string">
            <text:p>Vacations Image  is Not</text:p>
            <text:p>Redirecting</text:p>
          </table:table-cell>
          <table:table-cell table:style-name="ce33" office:value-type="string" calcext:value-type="string">
            <text:p>Vacation Image should</text:p>
            <text:p>Redirect to Vactions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3">
          <table:table-cell table:style-name="ce9" office:value-type="string" calcext:value-type="string">
            <text:p>TC#033</text:p>
          </table:table-cell>
          <table:table-cell table:style-name="ce23" office:value-type="string" calcext:value-type="string">
            <text:p>Verify Register </text:p>
            <text:p><text:span text:style-name="T1">Images</text:span></text:p>
          </table:table-cell>
          <table:table-cell table:style-name="ce33" office:value-type="string" calcext:value-type="string">
            <text:p>Upon Click on Register </text:p>
            <text:p>Images</text:p>
          </table:table-cell>
          <table:table-cell table:style-name="ce25"/>
          <table:table-cell table:style-name="ce37" office:value-type="string" calcext:value-type="string">
            <text:p>Step1)Open Mercury Tours</text:p>
            <text:p>Step2)Click on Register Image</text:p>
            <text:p>Step3)Observe the Page</text:p>
            <text:p>Landing</text:p>
          </table:table-cell>
          <table:table-cell table:style-name="ce33" office:value-type="string" calcext:value-type="string">
            <text:p>Register Images is not</text:p>
            <text:p>Redirecting</text:p>
          </table:table-cell>
          <table:table-cell table:style-name="ce33" office:value-type="string" calcext:value-type="string">
            <text:p>Register Images should</text:p>
            <text:p>Redirect to Register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4">
          <table:table-cell table:style-name="ce9" office:value-type="string" calcext:value-type="string">
            <text:p>TC#034</text:p>
          </table:table-cell>
          <table:table-cell table:style-name="ce23" office:value-type="string" calcext:value-type="string">
            <text:p>Verify Business </text:p>
            <text:p><text:span text:style-name="T1">Travel Link</text:span></text:p>
          </table:table-cell>
          <table:table-cell table:style-name="ce33" office:value-type="string" calcext:value-type="string">
            <text:p>Upon Click on Business </text:p>
            <text:p>Travel Link</text:p>
          </table:table-cell>
          <table:table-cell table:style-name="ce25"/>
          <table:table-cell table:style-name="ce33" office:value-type="string" calcext:value-type="string">
            <text:p>Step1)Open Mercury Tours</text:p>
            <text:p>Step2)Click on BusinesTravel</text:p>
            <text:p>Step3)Observe Page Landing</text:p>
          </table:table-cell>
          <table:table-cell table:style-name="ce33" office:value-type="string" calcext:value-type="string">
            <text:p>Redirecting to Wrong</text:p>
            <text:p>Page(error#404)</text:p>
          </table:table-cell>
          <table:table-cell table:style-name="ce33" office:value-type="string" calcext:value-type="string">
            <text:p>Should Redirect To </text:p>
            <text:p>Business Travel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35</text:p>
          </table:table-cell>
          <table:table-cell table:style-name="ce23" office:value-type="string" calcext:value-type="string">
            <text:p>Verify Register Here</text:p>
            <text:p>Link</text:p>
          </table:table-cell>
          <table:table-cell table:style-name="ce36" office:value-type="string" calcext:value-type="string">
            <text:p>Upon Click on Register Here</text:p>
          </table:table-cell>
          <table:table-cell table:style-name="ce39"/>
          <table:table-cell table:style-name="ce33" office:value-type="string" calcext:value-type="string">
            <text:p>Step1)Open Mercury Tours</text:p>
            <text:p>Step2)Click on Register Here</text:p>
            <text:p>Step3)Observe Page Landing</text:p>
          </table:table-cell>
          <table:table-cell table:style-name="ce25" office:value-type="string" calcext:value-type="string">
            <text:p><text:span text:style-name="T2">Redirecting To  Register</text:span></text:p>
            <text:p><text:span text:style-name="T2">Page</text:span></text:p>
          </table:table-cell>
          <table:table-cell table:style-name="ce47" office:value-type="string" calcext:value-type="string">
            <text:p><text:span text:style-name="T2">Should Redirect to </text:span></text:p>
            <text:p><text:span text:style-name="T2">Register Page</text:span></text:p>
          </table:table-cell>
          <table:table-cell table:style-name="ce48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5">
          <table:table-cell table:style-name="ce9" office:value-type="string" calcext:value-type="string">
            <text:p>TC#036</text:p>
          </table:table-cell>
          <table:table-cell table:style-name="ce23" office:value-type="string" calcext:value-type="string">
            <text:p>Verify Destinations</text:p>
            <text:p><text:span text:style-name="T3">Image</text:span></text:p>
          </table:table-cell>
          <table:table-cell table:style-name="ce36" office:value-type="string" calcext:value-type="string">
            <text:p>Upon Click on Destinations</text:p>
            <text:p>Image</text:p>
          </table:table-cell>
          <table:table-cell table:style-name="ce39"/>
          <table:table-cell table:style-name="ce33" office:value-type="string" calcext:value-type="string">
            <text:p>Step1)Open Mercury Tours</text:p>
            <text:p>Step2)Click on One Cool</text:p>
            <text:p>Summer</text:p>
            <text:p>Step3)Observe Page Landing</text:p>
          </table:table-cell>
          <table:table-cell table:style-name="ce25" office:value-type="string" calcext:value-type="string">
            <text:p><text:span text:style-name="T2">Redirecting To </text:span></text:p>
            <text:p><text:span text:style-name="T2">Destinations Page</text:span></text:p>
          </table:table-cell>
          <table:table-cell table:style-name="ce47" office:value-type="string" calcext:value-type="string">
            <text:p><text:span text:style-name="T2">Should Redirect to </text:span></text:p>
            <text:p><text:span text:style-name="T2">Destination Page</text:span></text:p>
          </table:table-cell>
          <table:table-cell table:style-name="ce48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37</text:p>
          </table:table-cell>
          <table:table-cell table:style-name="ce23" office:value-type="string" calcext:value-type="string">
            <text:p>Verify  One Cool </text:p>
            <text:p><text:span text:style-name="T1">Summer Image</text:span></text:p>
          </table:table-cell>
          <table:table-cell table:style-name="ce10" office:value-type="string" calcext:value-type="string">
            <text:p>Upon Click on One Cool </text:p>
            <text:p>Summer</text:p>
          </table:table-cell>
          <table:table-cell table:style-name="ce25"/>
          <table:table-cell table:style-name="ce33" office:value-type="string" calcext:value-type="string">
            <text:p>Step1)Open Mercury Tours</text:p>
            <text:p>Step2)Click on One Cool</text:p>
            <text:p>Summer</text:p>
            <text:p>Step3)Observe Page Landing</text:p>
          </table:table-cell>
          <table:table-cell table:style-name="ce10" office:value-type="string" calcext:value-type="string">
            <text:p>Not Redirecting To any</text:p>
            <text:p>Page</text:p>
          </table:table-cell>
          <table:table-cell table:style-name="ce10" office:value-type="string" calcext:value-type="string">
            <text:p>Should Redirect to </text:p>
            <text:p>Another Page</text:p>
          </table:table-cell>
          <table:table-cell table:style-name="ce49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38</text:p>
          </table:table-cell>
          <table:table-cell table:style-name="ce23" office:value-type="string" calcext:value-type="string">
            <text:p>Verify <text:span text:style-name="T2">SignOn</text:span></text:p>
            <text:p><text:span text:style-name="T1">Button</text:span></text:p>
          </table:table-cell>
          <table:table-cell table:style-name="ce33" office:value-type="string" calcext:value-type="string">
            <text:p>Upon Click on SignOn</text:p>
            <text:p>Button</text:p>
          </table:table-cell>
          <table:table-cell table:style-name="ce25"/>
          <table:table-cell table:style-name="ce33" office:value-type="string" calcext:value-type="string">
            <text:p>Step1)Open Mercury Tours</text:p>
            <text:p>Step2)Click on SignOn</text:p>
            <text:p><text:span text:style-name="T1">Button</text:span></text:p>
            <text:p>Step3)Observe Page Landing</text:p>
          </table:table-cell>
          <table:table-cell table:style-name="ce25" office:value-type="string" calcext:value-type="string">
            <text:p><text:span text:style-name="T2">Redirecting To </text:span></text:p>
            <text:p><text:span text:style-name="T2">SignOn Page</text:span></text:p>
          </table:table-cell>
          <table:table-cell table:style-name="ce47" office:value-type="string" calcext:value-type="string">
            <text:p><text:span text:style-name="T2">Should Redirect to </text:span></text:p>
            <text:p><text:span text:style-name="T2">SignOn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7">
          <table:table-cell table:style-name="ce9" office:value-type="string" calcext:value-type="string">
            <text:p>TC#039</text:p>
          </table:table-cell>
          <table:table-cell table:style-name="ce27" office:value-type="string" calcext:value-type="string">
            <text:p>Verify Registration</text:p>
            <text:p><text:span text:style-name="T1">Form link</text:span></text:p>
          </table:table-cell>
          <table:table-cell table:style-name="ce33" office:value-type="string" calcext:value-type="string">
            <text:p>Observe The Registration</text:p>
            <text:p>Form link</text:p>
          </table:table-cell>
          <table:table-cell table:style-name="ce33"/>
          <table:table-cell table:style-name="ce25" office:value-type="string" calcext:value-type="string">
            <text:p><text:span text:style-name="T2">Step1)Open SignOn Page</text:span></text:p>
            <text:p><text:span text:style-name="T2">Step2)Observe Registration</text:span></text:p>
            <text:p><text:span text:style-name="T2">Form Link</text:span></text:p>
          </table:table-cell>
          <table:table-cell table:style-name="ce33" office:value-type="string" calcext:value-type="string">
            <text:p>Registration Form Link Is</text:p>
            <text:p>Not Highlated</text:p>
          </table:table-cell>
          <table:table-cell table:style-name="ce25" office:value-type="string" calcext:value-type="string">
            <text:p>Regstration Form Link</text:p>
            <text:p>Should be Highlat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28">
          <table:table-cell table:style-name="ce9" office:value-type="string" calcext:value-type="string">
            <text:p>TC#040</text:p>
          </table:table-cell>
          <table:table-cell table:style-name="ce27" office:value-type="string" calcext:value-type="string">
            <text:p>Verify Setting button</text:p>
          </table:table-cell>
          <table:table-cell table:style-name="ce33" office:value-type="string" calcext:value-type="string">
            <text:p>Upon click on Setting button</text:p>
          </table:table-cell>
          <table:table-cell table:style-name="ce33"/>
          <table:table-cell table:style-name="ce33" office:value-type="string" calcext:value-type="string">
            <text:p>Step1)Open Mercury Tours</text:p>
            <text:p>Step2)In Support Page,Click</text:p>
            <text:p>On Setting</text:p>
            <text:p>Step3)Obseve the Support</text:p>
            <text:p>Page</text:p>
          </table:table-cell>
          <table:table-cell table:style-name="ce33" office:value-type="string" calcext:value-type="string">
            <text:p>Setting button not </text:p>
            <text:p>Redirecting to Setting </text:p>
            <text:p>Page</text:p>
          </table:table-cell>
          <table:table-cell table:style-name="ce33" office:value-type="string" calcext:value-type="string">
            <text:p>Should redirect To Setting</text:p>
            <text:p>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8">
          <table:table-cell table:style-name="ce9" office:value-type="string" calcext:value-type="string">
            <text:p>TC#041</text:p>
          </table:table-cell>
          <table:table-cell table:style-name="ce27" office:value-type="string" calcext:value-type="string">
            <text:p>Verify  Back To Home</text:p>
            <text:p><text:span text:style-name="T1">Button</text:span></text:p>
          </table:table-cell>
          <table:table-cell table:style-name="ce33" office:value-type="string" calcext:value-type="string">
            <text:p>Upon Click on Back To Home</text:p>
            <text:p>Button</text:p>
          </table:table-cell>
          <table:table-cell table:style-name="ce33"/>
          <table:table-cell table:style-name="ce33" office:value-type="string" calcext:value-type="string">
            <text:p>Step1)Click on Support Page</text:p>
            <text:p>step2)Click on Back To Home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Redirect To Home</text:p>
            <text:p>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42</text:p>
          </table:table-cell>
          <table:table-cell table:style-name="ce27" office:value-type="string" calcext:value-type="string">
            <text:p>Verify ITINERARY</text:p>
            <text:p>Link</text:p>
          </table:table-cell>
          <table:table-cell table:style-name="ce25" office:value-type="string" calcext:value-type="string">
            <text:p>Upon click on ITINERARY</text:p>
            <text:p>Button</text:p>
          </table:table-cell>
          <table:table-cell table:style-name="ce25"/>
          <table:table-cell table:style-name="ce33" office:value-type="string" calcext:value-type="string">
            <text:p>Step1)Open Mercury Tours</text:p>
            <text:p>Step2)Click on  ITINERARY in</text:p>
            <text:p>Home page</text:p>
            <text:p>Step3)Obseve the Page </text:p>
            <text:p>Landing</text:p>
          </table:table-cell>
          <table:table-cell table:style-name="ce33" office:value-type="string" calcext:value-type="string">
            <text:p>Redirecting to ITINERARY</text:p>
            <text:p>Page</text:p>
          </table:table-cell>
          <table:table-cell table:style-name="ce25" office:value-type="string" calcext:value-type="string">
            <text:p><text:span text:style-name="T2">Should Redirecting to</text:span></text:p>
            <text:p><text:span text:style-name="T2">ITINERARY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7">
          <table:table-cell table:style-name="ce9" office:value-type="string" calcext:value-type="string">
            <text:p>TC#043</text:p>
          </table:table-cell>
          <table:table-cell table:style-name="ce27" office:value-type="string" calcext:value-type="string">
            <text:p>Verify ITINERARY </text:p>
            <text:p>Refresh button</text:p>
          </table:table-cell>
          <table:table-cell table:style-name="ce33" office:value-type="string" calcext:value-type="string">
            <text:p>Upon Click on Refresh button</text:p>
          </table:table-cell>
          <table:table-cell table:style-name="ce33"/>
          <table:table-cell table:style-name="ce33" office:value-type="string" calcext:value-type="string">
            <text:p>Step1)Open Mercury Tours</text:p>
            <text:p>Step2)Click on  ITINERARY in</text:p>
            <text:p>Home page</text:p>
            <text:p>Step3)Click on Refresh </text:p>
            <text:p>Button Observe the screen</text:p>
          </table:table-cell>
          <table:table-cell table:style-name="ce33" office:value-type="string" calcext:value-type="string">
            <text:p>Refreshing is not </text:p>
            <text:p>Working</text:p>
          </table:table-cell>
          <table:table-cell table:style-name="ce33" office:value-type="string" calcext:value-type="string">
            <text:p>Should refresh the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5">
          <table:table-cell table:style-name="ce9" office:value-type="string" calcext:value-type="string">
            <text:p>TC#044</text:p>
          </table:table-cell>
          <table:table-cell table:style-name="ce27" office:value-type="string" calcext:value-type="string">
            <text:p>Verify click on Check</text:p>
            <text:p>Box(Details)</text:p>
          </table:table-cell>
          <table:table-cell table:style-name="ce33" office:value-type="string" calcext:value-type="string">
            <text:p>Upon click on CheckBox</text:p>
            <text:p>(Details)</text:p>
          </table:table-cell>
          <table:table-cell table:style-name="ce33"/>
          <table:table-cell table:style-name="ce33" office:value-type="string" calcext:value-type="string">
            <text:p>Step1)Click on CheckBox</text:p>
            <text:p>Step2)Observe the Checkbox</text:p>
          </table:table-cell>
          <table:table-cell table:style-name="ce33" office:value-type="string" calcext:value-type="string">
            <text:p>Checkbox is not</text:p>
            <text:p><text:span text:style-name="T1"> Clickable</text:span></text:p>
          </table:table-cell>
          <table:table-cell table:style-name="ce33" office:value-type="string" calcext:value-type="string">
            <text:p>Checkox should Clickabl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29">
          <table:table-cell table:style-name="ce9" office:value-type="string" calcext:value-type="string">
            <text:p>TC#045</text:p>
          </table:table-cell>
          <table:table-cell table:style-name="ce27" office:value-type="string" calcext:value-type="string">
            <text:p>Verify Details</text:p>
            <text:p><text:span text:style-name="T1">Button</text:span></text:p>
          </table:table-cell>
          <table:table-cell table:style-name="ce33" office:value-type="string" calcext:value-type="string">
            <text:p>Upon Click on Details</text:p>
            <text:p>Button</text:p>
          </table:table-cell>
          <table:table-cell table:style-name="ce33"/>
          <table:table-cell table:style-name="ce33" office:value-type="string" calcext:value-type="string">
            <text:p>Step1)Click on Details Button</text:p>
            <text:p>Step2) Observe the screen</text:p>
          </table:table-cell>
          <table:table-cell table:style-name="ce33" office:value-type="string" calcext:value-type="string">
            <text:p>Details  button is not</text:p>
            <text:p>Clickable</text:p>
          </table:table-cell>
          <table:table-cell table:style-name="ce25" office:value-type="string" calcext:value-type="string">
            <text:p><text:span text:style-name="T2">Details  button should be</text:span></text:p>
            <text:p><text:span text:style-name="T2">Clickable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30">
          <table:table-cell table:style-name="ce9" office:value-type="string" calcext:value-type="string">
            <text:p>TC#046</text:p>
          </table:table-cell>
          <table:table-cell table:style-name="ce27" office:value-type="string" calcext:value-type="string">
            <text:p>Verify Cancel </text:p>
            <text:p><text:span text:style-name="T1">Checked Reservation </text:span></text:p>
            <text:p><text:span text:style-name="T1">Button</text:span></text:p>
          </table:table-cell>
          <table:table-cell table:style-name="ce33" office:value-type="string" calcext:value-type="string">
            <text:p>Upon Click on Cancel </text:p>
            <text:p>Checked Reservation Button</text:p>
          </table:table-cell>
          <table:table-cell table:style-name="ce33"/>
          <table:table-cell table:style-name="ce25" office:value-type="string" calcext:value-type="string">
            <text:p><text:span text:style-name="T2">Step1)Click onCancel </text:span></text:p>
            <text:p>Checked Reservation </text:p>
            <text:p><text:span text:style-name="T2">Step2) Observe the Page</text:span></text:p>
            <text:p><text:span text:style-name="T2">Landing</text:span>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Cancel the  </text:p>
            <text:p><text:span text:style-name="T1">Checked Reservation 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5">
          <table:table-cell table:style-name="ce9" office:value-type="string" calcext:value-type="string">
            <text:p>TC#047</text:p>
          </table:table-cell>
          <table:table-cell table:style-name="ce27" office:value-type="string" calcext:value-type="string">
            <text:p>Verify Cancel All </text:p>
            <text:p><text:span text:style-name="T1">Reservation Button</text:span></text:p>
          </table:table-cell>
          <table:table-cell table:style-name="ce33" office:value-type="string" calcext:value-type="string">
            <text:p>Upon Click on Cancel All </text:p>
            <text:p>Reservation </text:p>
          </table:table-cell>
          <table:table-cell table:style-name="ce33"/>
          <table:table-cell table:style-name="ce25" office:value-type="string" calcext:value-type="string">
            <text:p><text:span text:style-name="T2">Step1)Click on Cancel </text:span></text:p>
            <text:p>All Reservation </text:p>
            <text:p><text:span text:style-name="T2">Step2) Observe the Page</text:span></text:p>
            <text:p><text:span text:style-name="T2">Landing</text:span>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Cancel the  </text:p>
            <text:p><text:span text:style-name="T1">All Reservation 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48</text:p>
          </table:table-cell>
          <table:table-cell table:style-name="ce27" office:value-type="string" calcext:value-type="string">
            <text:p>Verify SignOff </text:p>
            <text:p>Button</text:p>
          </table:table-cell>
          <table:table-cell table:style-name="ce33" office:value-type="string" calcext:value-type="string">
            <text:p>Upon Click on SignOff</text:p>
            <text:p>Button</text:p>
          </table:table-cell>
          <table:table-cell table:style-name="ce33"/>
          <table:table-cell table:style-name="ce33" office:value-type="string" calcext:value-type="string">
            <text:p>Step1)Click on SignOf</text:p>
            <text:p>Step2)Observe the Page</text:p>
            <text:p>Landing</text:p>
          </table:table-cell>
          <table:table-cell table:style-name="ce33" office:value-type="string" calcext:value-type="string">
            <text:p>SignOff is working</text:p>
          </table:table-cell>
          <table:table-cell table:style-name="ce33" office:value-type="string" calcext:value-type="string">
            <text:p>SignOff should Work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0">
          <table:table-cell table:style-name="ce9" office:value-type="string" calcext:value-type="string">
            <text:p>TC#049</text:p>
          </table:table-cell>
          <table:table-cell table:style-name="ce26" office:value-type="string" calcext:value-type="string">
            <text:p>Verify Confirm </text:p>
            <text:p>Password</text:p>
          </table:table-cell>
          <table:table-cell table:style-name="ce35" office:value-type="string" calcext:value-type="string">
            <text:p>Observe the Confirm </text:p>
            <text:p>Password Allignment</text:p>
          </table:table-cell>
          <table:table-cell table:style-name="ce40"/>
          <table:table-cell table:style-name="ce35" office:value-type="string" calcext:value-type="string">
            <text:p>Step1)Click on Register Page</text:p>
            <text:p>Step2)Observe the User</text:p>
            <text:p>Information </text:p>
          </table:table-cell>
          <table:table-cell table:style-name="ce35" office:value-type="string" calcext:value-type="string">
            <text:p>Confirm Password is not</text:p>
            <text:p>In One Line</text:p>
          </table:table-cell>
          <table:table-cell table:style-name="ce35" office:value-type="string" calcext:value-type="string">
            <text:p><text:span text:style-name="T1">Confirm Password should</text:span></text:p>
            <text:p><text:span text:style-name="T1">In One Line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Medium</text:p>
          </table:table-cell>
          <table:table-cell table:style-name="ce57"/>
          <table:table-cell table:number-columns-repeated="1014"/>
        </table:table-row>
        <table:table-row table:style-name="ro13">
          <table:table-cell table:style-name="ce9" office:value-type="string" calcext:value-type="string">
            <text:p>TC#050</text:p>
          </table:table-cell>
          <table:table-cell table:style-name="ce27" office:value-type="string" calcext:value-type="string">
            <text:p>Verify Cruises </text:p>
            <text:p>Specials Button</text:p>
          </table:table-cell>
          <table:table-cell table:style-name="ce33" office:value-type="string" calcext:value-type="string">
            <text:p>Upon click on Cruises </text:p>
            <text:p>SpecialsButton</text:p>
          </table:table-cell>
          <table:table-cell table:style-name="ce33"/>
          <table:table-cell table:style-name="ce33" office:value-type="string" calcext:value-type="string">
            <text:p>Step1)Click on Cruises</text:p>
            <text:p>Special</text:p>
            <text:p>Step2)Click on Cruises Page</text:p>
          </table:table-cell>
          <table:table-cell table:style-name="ce33" office:value-type="string" calcext:value-type="string">
            <text:p>Cruises Specials button</text:p>
            <text:p>not Clickable</text:p>
          </table:table-cell>
          <table:table-cell table:style-name="ce33" office:value-type="string" calcext:value-type="string">
            <text:p>Cruises should be</text:p>
            <text:p>Clickabl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uim</text:p>
          </table:table-cell>
          <table:table-cell table:style-name="ce56"/>
          <table:table-cell table:number-columns-repeated="1014"/>
        </table:table-row>
        <table:table-row table:style-name="ro30">
          <table:table-cell table:style-name="ce9" office:value-type="string" calcext:value-type="string">
            <text:p>TC#051</text:p>
          </table:table-cell>
          <table:table-cell table:style-name="ce23" office:value-type="string" calcext:value-type="string">
            <text:p>Verify Now Accepting</text:p>
            <text:p><text:span text:style-name="T1">Reservation Link</text:span></text:p>
          </table:table-cell>
          <table:table-cell table:style-name="ce33" office:value-type="string" calcext:value-type="string">
            <text:p>Upon click on Now Accepting</text:p>
            <text:p>Reservation</text:p>
          </table:table-cell>
          <table:table-cell table:style-name="ce33"/>
          <table:table-cell table:style-name="ce33" office:value-type="string" calcext:value-type="string">
            <text:p>Step1) Click on Now </text:p>
            <text:p>Accepting <text:span text:style-name="T1">Reservation</text:span></text:p>
            <text:p><text:span text:style-name="T1">Step2)Observe the page</text:span></text:p>
            <text:p><text:span text:style-name="T1">Landing</text:span></text:p>
          </table:table-cell>
          <table:table-cell table:style-name="ce33" office:value-type="string" calcext:value-type="string">
            <text:p>Redirecting to Flight </text:p>
            <text:p>Booking Page </text:p>
          </table:table-cell>
          <table:table-cell table:style-name="ce33" office:value-type="string" calcext:value-type="string">
            <text:p>Should Redirect to</text:p>
            <text:p> Another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1">
          <table:table-cell table:style-name="ce9" office:value-type="string" calcext:value-type="string">
            <text:p>TC#052</text:p>
          </table:table-cell>
          <table:table-cell table:style-name="ce27" office:value-type="string" calcext:value-type="string">
            <text:p>Verify Radio Button</text:p>
            <text:p><text:span text:style-name="T1">( Flight Details )</text:span></text:p>
          </table:table-cell>
          <table:table-cell table:style-name="ce33" office:value-type="string" calcext:value-type="string">
            <text:p>Upon Click on Radio Button</text:p>
            <text:p>( Flight Details )</text:p>
          </table:table-cell>
          <table:table-cell table:style-name="ce33"/>
          <table:table-cell table:style-name="ce33" office:value-type="string" calcext:value-type="string">
            <text:p>Step1) Click on Flight Finder</text:p>
            <text:p><text:span text:style-name="T1">Page</text:span></text:p>
            <text:p><text:span text:style-name="T1">step2)Click on Radio Button</text:span></text:p>
            <text:p><text:span text:style-name="T1">(Check whether clickable or</text:span></text:p>
            <text:p><text:span text:style-name="T1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5" office:value-type="string" calcext:value-type="string">
            <text:p><text:span text:style-name="T2">Radio button should be </text:span></text:p>
            <text:p><text:span text:style-name="T2">Click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2">
          <table:table-cell table:style-name="ce9" office:value-type="string" calcext:value-type="string">
            <text:p>TC#053</text:p>
          </table:table-cell>
          <table:table-cell table:style-name="ce27" office:value-type="string" calcext:value-type="string">
            <text:p>Verify Radio Button</text:p>
            <text:p><text:span text:style-name="T1">(Service Class)</text:span></text:p>
          </table:table-cell>
          <table:table-cell table:style-name="ce33" office:value-type="string" calcext:value-type="string">
            <text:p>Upon Click on Radio Button</text:p>
            <text:p>(Service Class)</text:p>
          </table:table-cell>
          <table:table-cell table:style-name="ce25"/>
          <table:table-cell table:style-name="ce33" office:value-type="string" calcext:value-type="string">
            <text:p>Step1) Click on Flight Finder</text:p>
            <text:p><text:span text:style-name="T1">Page</text:span></text:p>
            <text:p><text:span text:style-name="T1">step2)Click on Radio Button</text:span></text:p>
            <text:p><text:span text:style-name="T1">(Check whether clickable or</text:span></text:p>
            <text:p><text:span text:style-name="T1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5" office:value-type="string" calcext:value-type="string">
            <text:p><text:span text:style-name="T2">Radio button should be </text:span></text:p>
            <text:p><text:span text:style-name="T2">Click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3">
          <table:table-cell table:style-name="ce9" office:value-type="string" calcext:value-type="string">
            <text:p>TC#054</text:p>
          </table:table-cell>
          <table:table-cell table:style-name="ce27" office:value-type="string" calcext:value-type="string">
            <text:p>Verify DropDown </text:p>
            <text:p><text:span text:style-name="T1">Box(Passengers)</text:span></text:p>
          </table:table-cell>
          <table:table-cell table:style-name="ce33" office:value-type="string" calcext:value-type="string">
            <text:p>Upon select in DropDown </text:p>
            <text:p>Box(Passengers)</text:p>
          </table:table-cell>
          <table:table-cell table:style-name="ce25"/>
          <table:table-cell table:style-name="ce33" office:value-type="string" calcext:value-type="string">
            <text:p>Step1) Click on Flight Finder</text:p>
            <text:p><text:span text:style-name="T1">Page</text:span></text:p>
            <text:p><text:span text:style-name="T1">step2)Select in Dropdown</text:span></text:p>
            <text:p><text:span text:style-name="T1">Box(Check whether </text:span></text:p>
            <text:p><text:span text:style-name="T1">Selectable Not)</text:span></text:p>
          </table:table-cell>
          <table:table-cell table:style-name="ce33" office:value-type="string" calcext:value-type="string">
            <text:p>DropDown box is </text:p>
            <text:p>Working and selectable</text:p>
          </table:table-cell>
          <table:table-cell table:style-name="ce25" office:value-type="string" calcext:value-type="string">
            <text:p><text:span text:style-name="T2">DropDown box  should be</text:span></text:p>
            <text:p><text:span text:style-name="T2">Working and select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4">
          <table:table-cell table:style-name="ce9" office:value-type="string" calcext:value-type="string">
            <text:p>TC#055</text:p>
          </table:table-cell>
          <table:table-cell table:style-name="ce23" office:value-type="string" calcext:value-type="string">
            <text:p>Verify Continue Button</text:p>
          </table:table-cell>
          <table:table-cell table:style-name="ce33" office:value-type="string" calcext:value-type="string">
            <text:p>Upon Click on Continue </text:p>
            <text:p>Button</text:p>
          </table:table-cell>
          <table:table-cell table:style-name="ce25"/>
          <table:table-cell table:style-name="ce33" office:value-type="string" calcext:value-type="string">
            <text:p>Step1) Click on Flight Finder</text:p>
            <text:p>Page</text:p>
            <text:p>step2)Fill all the Necessary </text:p>
            <text:p>Details</text:p>
            <text:p>Step3)Click on Continue</text:p>
            <text:p>Button</text:p>
            <text:p/>
          </table:table-cell>
          <table:table-cell table:style-name="ce33" office:value-type="string" calcext:value-type="string">
            <text:p>Redirecting to Select</text:p>
            <text:p>Flight Page</text:p>
          </table:table-cell>
          <table:table-cell table:style-name="ce33" office:value-type="string" calcext:value-type="string">
            <text:p>Should Redirect to select</text:p>
            <text:p>Flight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3">
          <table:table-cell table:style-name="ce9" office:value-type="string" calcext:value-type="string">
            <text:p>TC#056</text:p>
          </table:table-cell>
          <table:table-cell table:style-name="ce27" office:value-type="string" calcext:value-type="string">
            <text:p>Verify <text:span text:style-name="T2">Radio Button</text:span></text:p>
            <text:p><text:span text:style-name="T1">(DEPART)</text:span></text:p>
          </table:table-cell>
          <table:table-cell table:style-name="ce33" office:value-type="string" calcext:value-type="string">
            <text:p>Upon Click on Radio Button</text:p>
            <text:p>(DEPART)</text:p>
          </table:table-cell>
          <table:table-cell table:style-name="ce25"/>
          <table:table-cell table:style-name="ce33" office:value-type="string" calcext:value-type="string">
            <text:p>Step1) Click on  Select Flight </text:p>
            <text:p><text:span text:style-name="T1">Page</text:span></text:p>
            <text:p><text:span text:style-name="T1">step2)Click on Radio Button</text:span></text:p>
            <text:p><text:span text:style-name="T1">(Check whether clickable or</text:span></text:p>
            <text:p><text:span text:style-name="T1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5" office:value-type="string" calcext:value-type="string">
            <text:p><text:span text:style-name="T2">Radio button should be </text:span></text:p>
            <text:p><text:span text:style-name="T2">Click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57</text:p>
          </table:table-cell>
          <table:table-cell table:style-name="ce27" office:value-type="string" calcext:value-type="string">
            <text:p>Verify <text:span text:style-name="T2">Radio Button</text:span></text:p>
            <text:p><text:span text:style-name="T1">(RETURN)</text:span></text:p>
          </table:table-cell>
          <table:table-cell table:style-name="ce33" office:value-type="string" calcext:value-type="string">
            <text:p>Upon Click on Radio Button</text:p>
            <text:p>(RETURN)</text:p>
          </table:table-cell>
          <table:table-cell table:style-name="ce25"/>
          <table:table-cell table:style-name="ce33" office:value-type="string" calcext:value-type="string">
            <text:p>Step1) Click on  Select Flight </text:p>
            <text:p><text:span text:style-name="T1">Page(RETURN)</text:span></text:p>
            <text:p><text:span text:style-name="T1">step2)Click on Radio Button</text:span></text:p>
            <text:p><text:span text:style-name="T1">(Check whether clickable or</text:span></text:p>
            <text:p><text:span text:style-name="T1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5" office:value-type="string" calcext:value-type="string">
            <text:p><text:span text:style-name="T2">Radio button should be </text:span></text:p>
            <text:p><text:span text:style-name="T2">Click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6">
          <table:table-cell table:style-name="ce9" office:value-type="string" calcext:value-type="string">
            <text:p>TC#058</text:p>
          </table:table-cell>
          <table:table-cell table:style-name="ce23" office:value-type="string" calcext:value-type="string">
            <text:p>Verify Continue </text:p>
            <text:p><text:span text:style-name="T1">Button</text:span></text:p>
          </table:table-cell>
          <table:table-cell table:style-name="ce33" office:value-type="string" calcext:value-type="string">
            <text:p>Upon Click on Continue </text:p>
            <text:p>Button</text:p>
          </table:table-cell>
          <table:table-cell table:style-name="ce25"/>
          <table:table-cell table:style-name="ce33" office:value-type="string" calcext:value-type="string">
            <text:p>Step1) Click on Select Flight </text:p>
            <text:p>Page</text:p>
            <text:p>step2)Fill all the Necessary </text:p>
            <text:p>Details</text:p>
            <text:p>Step3)Click on Continue</text:p>
            <text:p>Button</text:p>
            <text:p/>
          </table:table-cell>
          <table:table-cell table:style-name="ce33" office:value-type="string" calcext:value-type="string">
            <text:p>Redirecting to Book A</text:p>
            <text:p>Flight Page</text:p>
          </table:table-cell>
          <table:table-cell table:style-name="ce33" office:value-type="string" calcext:value-type="string">
            <text:p>Should Redirect to Book A</text:p>
            <text:p>Flight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59</text:p>
          </table:table-cell>
          <table:table-cell table:style-name="ce26" office:value-type="string" calcext:value-type="string">
            <text:p>VerifyCheck Box</text:p>
            <text:p>(Same as Billing</text:p>
            <text:p> Address )</text:p>
          </table:table-cell>
          <table:table-cell table:style-name="ce35" office:value-type="string" calcext:value-type="string">
            <text:p>Upon Click on Check Box</text:p>
            <text:p>(Same as Billing Address )</text:p>
          </table:table-cell>
          <table:table-cell table:style-name="ce40"/>
          <table:table-cell table:style-name="ce35" office:value-type="string" calcext:value-type="string">
            <text:p>Step1)Open Book a Flight </text:p>
            <text:p>Page</text:p>
            <text:p>Step2)Click on Check Box</text:p>
            <text:p><text:span text:style-name="T1">(Same as Billing Address )</text:span></text:p>
          </table:table-cell>
          <table:table-cell table:style-name="ce35" office:value-type="string" calcext:value-type="string">
            <text:p>Checkbox Is clickable</text:p>
          </table:table-cell>
          <table:table-cell table:style-name="ce35" office:value-type="string" calcext:value-type="string">
            <text:p>CheckBox should be</text:p>
            <text:p>Clickabl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7"/>
          <table:table-cell table:number-columns-repeated="1014"/>
        </table:table-row>
        <table:table-row table:style-name="ro13">
          <table:table-cell table:style-name="ce9" office:value-type="string" calcext:value-type="string">
            <text:p>TC#060</text:p>
          </table:table-cell>
          <table:table-cell table:style-name="ce26" office:value-type="string" calcext:value-type="string">
            <text:p>Verify Check Box</text:p>
            <text:p>(Ticketless Travel)</text:p>
          </table:table-cell>
          <table:table-cell table:style-name="ce35" office:value-type="string" calcext:value-type="string">
            <text:p>Upon click on Check Box</text:p>
            <text:p>(Ticketless Travel)</text:p>
          </table:table-cell>
          <table:table-cell table:style-name="ce40"/>
          <table:table-cell table:style-name="ce35" office:value-type="string" calcext:value-type="string">
            <text:p>Step1)Open Book a Flight </text:p>
            <text:p>Page</text:p>
            <text:p>Step2)Click on Check Box</text:p>
            <text:p><text:span text:style-name="T1">(Ticketless Travel )</text:span></text:p>
          </table:table-cell>
          <table:table-cell table:style-name="ce35" office:value-type="string" calcext:value-type="string">
            <text:p>Checkbox Is clickable</text:p>
          </table:table-cell>
          <table:table-cell table:style-name="ce35" office:value-type="string" calcext:value-type="string">
            <text:p>CheckBox should be</text:p>
            <text:p>Clickable</text:p>
          </table:table-cell>
          <table:table-cell table:style-name="ce26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61</text:p>
          </table:table-cell>
          <table:table-cell table:style-name="ce27" office:value-type="string" calcext:value-type="string">
            <text:p>Verify DropDownBox</text:p>
            <text:p>(Meal)</text:p>
          </table:table-cell>
          <table:table-cell table:style-name="ce33" office:value-type="string" calcext:value-type="string">
            <text:p>Upon select in DropDown </text:p>
            <text:p>Box(Meal)</text:p>
          </table:table-cell>
          <table:table-cell table:style-name="ce25"/>
          <table:table-cell table:style-name="ce33" office:value-type="string" calcext:value-type="string">
            <text:p>Step1) Click on Book a flight</text:p>
            <text:p><text:span text:style-name="T1">Page</text:span></text:p>
            <text:p><text:span text:style-name="T1">step2)Select in Dropdown</text:span></text:p>
            <text:p><text:span text:style-name="T1">Box(Check whether </text:span></text:p>
            <text:p><text:span text:style-name="T1">Selectable Not)</text:span></text:p>
          </table:table-cell>
          <table:table-cell table:style-name="ce33" office:value-type="string" calcext:value-type="string">
            <text:p>DropDown box is </text:p>
            <text:p>Working and selectable</text:p>
          </table:table-cell>
          <table:table-cell table:style-name="ce25" office:value-type="string" calcext:value-type="string">
            <text:p><text:span text:style-name="T2">DropDown box  should be</text:span></text:p>
            <text:p><text:span text:style-name="T2">Working and select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7">
          <table:table-cell table:style-name="ce9" office:value-type="string" calcext:value-type="string">
            <text:p>TC#062</text:p>
          </table:table-cell>
          <table:table-cell table:style-name="ce23" office:value-type="string" calcext:value-type="string">
            <text:p><text:span text:style-name="T2">Verify Secure </text:span></text:p>
            <text:p><text:span text:style-name="T1">Purchase Button</text:span></text:p>
          </table:table-cell>
          <table:table-cell table:style-name="ce33" office:value-type="string" calcext:value-type="string">
            <text:p>Upon Click on Secure </text:p>
            <text:p>Purchase</text:p>
          </table:table-cell>
          <table:table-cell table:style-name="ce25"/>
          <table:table-cell table:style-name="ce33" office:value-type="string" calcext:value-type="string">
            <text:p>Step1) Open Book a Flight</text:p>
            <text:p>Step2)Fill all the necessary </text:p>
            <text:p>Details</text:p>
            <text:p>Step3)Click on Secure </text:p>
            <text:p>Purchase</text:p>
          </table:table-cell>
          <table:table-cell table:style-name="ce33" office:value-type="string" calcext:value-type="string">
            <text:p>Redirecting to  Flight</text:p>
            <text:p>Confirmation Page</text:p>
          </table:table-cell>
          <table:table-cell table:style-name="ce25" office:value-type="string" calcext:value-type="string">
            <text:p><text:span text:style-name="T2"> Should Redirect to  Flight</text:span></text:p>
            <text:p><text:span text:style-name="T2">Confirmation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8">
          <table:table-cell table:style-name="ce9" office:value-type="string" calcext:value-type="string">
            <text:p>TC#063</text:p>
          </table:table-cell>
          <table:table-cell table:style-name="ce27" office:value-type="string" calcext:value-type="string">
            <text:p>Verify Flight</text:p>
            <text:p>Confirmation Page </text:p>
            <text:p/>
          </table:table-cell>
          <table:table-cell table:style-name="ce33" office:value-type="string" calcext:value-type="string">
            <text:p>Upon click on Print IT button</text:p>
          </table:table-cell>
          <table:table-cell table:style-name="ce25"/>
          <table:table-cell table:style-name="ce33" office:value-type="string" calcext:value-type="string">
            <text:p>Step1) Open Flight </text:p>
            <text:p>Confirmation Page</text:p>
            <text:p>step2)Click On Print IT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Print IT Button is not</text:p>
            <text:p>Clickable</text:p>
          </table:table-cell>
          <table:table-cell table:style-name="ce33" office:value-type="string" calcext:value-type="string">
            <text:p>Print IT Button should be</text:p>
            <text:p>Clickabl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34">
          <table:table-cell table:style-name="ce9" office:value-type="string" calcext:value-type="string">
            <text:p>TC#064</text:p>
          </table:table-cell>
          <table:table-cell table:style-name="ce23" office:value-type="string" calcext:value-type="string">
            <text:p><text:span text:style-name="T2">Verify Flight</text:span></text:p>
            <text:p><text:span text:style-name="T2">Confirmation Page </text:span></text:p>
            <text:p/>
          </table:table-cell>
          <table:table-cell table:style-name="ce33" office:value-type="string" calcext:value-type="string">
            <text:p>Upon click on Back to flight</text:p>
          </table:table-cell>
          <table:table-cell table:style-name="ce33"/>
          <table:table-cell table:style-name="ce33" office:value-type="string" calcext:value-type="string">
            <text:p>step1)Open Flight </text:p>
            <text:p><text:span text:style-name="T1">Confirmation Page</text:span></text:p>
            <text:p><text:span text:style-name="T1">step2)Click on Back to </text:span></text:p>
            <text:p><text:span text:style-name="T1">Flights</text:span>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 Back to</text:p>
            <text:p>Flight Page</text:p>
          </table:table-cell>
          <table:table-cell table:style-name="ce33" office:value-type="string" calcext:value-type="string">
            <text:p>Should Redirect To Back</text:p>
            <text:p>To Flight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9">
          <table:table-cell table:style-name="ce9" office:value-type="string" calcext:value-type="string">
            <text:p>TC#065</text:p>
          </table:table-cell>
          <table:table-cell table:style-name="ce23" office:value-type="string" calcext:value-type="string">
            <text:p><text:span text:style-name="T2">Verify Back to Flights</text:span></text:p>
            <text:p><text:span text:style-name="T1">Button</text:span></text:p>
          </table:table-cell>
          <table:table-cell table:style-name="ce25" office:value-type="string" calcext:value-type="string">
            <text:p><text:span text:style-name="T2">Upon click on Back to Flights</text:span></text:p>
            <text:p><text:span text:style-name="T2">Button</text:span></text:p>
          </table:table-cell>
          <table:table-cell table:style-name="ce25"/>
          <table:table-cell table:style-name="ce33" office:value-type="string" calcext:value-type="string">
            <text:p>step1)Open Flight </text:p>
            <text:p><text:span text:style-name="T1">Confirmation Page</text:span></text:p>
            <text:p><text:span text:style-name="T1">step2)Click on Back to </text:span></text:p>
            <text:p><text:span text:style-name="T1">Home Button</text:span>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 Back to</text:p>
            <text:p>Home Page</text:p>
          </table:table-cell>
          <table:table-cell table:style-name="ce33" office:value-type="string" calcext:value-type="string">
            <text:p>Should Redirect To Back</text:p>
            <text:p>To Home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6">
          <table:table-cell table:style-name="ce9" office:value-type="string" calcext:value-type="string">
            <text:p>TC#066</text:p>
          </table:table-cell>
          <table:table-cell table:style-name="ce23" office:value-type="string" calcext:value-type="string">
            <text:p><text:span text:style-name="T2">Verify Logout</text:span></text:p>
            <text:p><text:span text:style-name="T1">Button</text:span></text:p>
          </table:table-cell>
          <table:table-cell table:style-name="ce33" office:value-type="string" calcext:value-type="string">
            <text:p>Upon click on Logout</text:p>
            <text:p>Button</text:p>
          </table:table-cell>
          <table:table-cell table:style-name="ce33"/>
          <table:table-cell table:style-name="ce33" office:value-type="string" calcext:value-type="string">
            <text:p>step1)Open Flight </text:p>
            <text:p><text:span text:style-name="T1">Confirmation Page</text:span></text:p>
            <text:p><text:span text:style-name="T1">step2)Click on Logout Button</text:span>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 Home </text:p>
            <text:p>Page</text:p>
          </table:table-cell>
          <table:table-cell table:style-name="ce33" office:value-type="string" calcext:value-type="string">
            <text:p>Should Redirect To Home </text:p>
            <text:p>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40">
          <table:table-cell table:style-name="ce9" office:value-type="string" calcext:value-type="string">
            <text:p>TC#067</text:p>
          </table:table-cell>
          <table:table-cell table:style-name="ce27" office:value-type="string" calcext:value-type="string">
            <text:p>Verify Back To Home</text:p>
            <text:p><text:span text:style-name="T1">Button</text:span></text:p>
          </table:table-cell>
          <table:table-cell table:style-name="ce33" office:value-type="string" calcext:value-type="string">
            <text:p>Upon Click on Back To Home</text:p>
            <text:p>Button</text:p>
          </table:table-cell>
          <table:table-cell table:style-name="ce33"/>
          <table:table-cell table:style-name="ce33" office:value-type="string" calcext:value-type="string">
            <text:p>Step1)Click on Contact Page</text:p>
            <text:p>step2)Click on Back To Home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Redirect To Home</text:p>
            <text:p>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">
          <table:table-cell table:style-name="ce9"/>
          <table:table-cell table:style-name="ce27"/>
          <table:table-cell table:style-name="ce33" table:number-columns-repeated="5"/>
          <table:table-cell table:style-name="ce27" table:number-columns-repeated="2"/>
          <table:table-cell table:style-name="ce56"/>
          <table:table-cell table:number-columns-repeated="1014"/>
        </table:table-row>
        <table:table-row table:style-name="ro2">
          <table:table-cell table:style-name="ce9"/>
          <table:table-cell table:style-name="ce26"/>
          <table:table-cell table:style-name="ce35" table:number-columns-repeated="5"/>
          <table:table-cell table:style-name="ce26" table:number-columns-repeated="2"/>
          <table:table-cell table:style-name="ce57"/>
          <table:table-cell table:number-columns-repeated="1014"/>
        </table:table-row>
        <table:table-row table:style-name="ro2" table:number-rows-repeated="39">
          <table:table-cell table:style-name="ce10"/>
          <table:table-cell table:style-name="ce28"/>
          <table:table-cell table:style-name="ce10" table:number-columns-repeated="5"/>
          <table:table-cell table:style-name="ce28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ce10"/>
          <table:table-cell table:style-name="Default" table:number-columns-repeated="8"/>
          <table:table-cell table:style-name="ce10"/>
          <table:table-cell table:number-columns-repeated="1014"/>
        </table:table-row>
        <table:table-row table:style-name="ro2" table:number-rows-repeated="223">
          <table:table-cell table:style-name="ce10"/>
          <table:table-cell table:style-name="ce28"/>
          <table:table-cell table:style-name="ce10" table:number-columns-repeated="5"/>
          <table:table-cell table:style-name="ce28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ce11"/>
          <table:table-cell table:style-name="ce28"/>
          <table:table-cell table:style-name="ce10" table:number-columns-repeated="5"/>
          <table:table-cell table:style-name="ce28" table:number-columns-repeated="2"/>
          <table:table-cell table:style-name="ce11"/>
          <table:table-cell table:number-columns-repeated="1014"/>
        </table:table-row>
        <table:table-row table:style-name="ro2" table:number-rows-repeated="4">
          <table:table-cell table:style-name="ce11"/>
          <table:table-cell table:style-name="ce28"/>
          <table:table-cell table:style-name="ce11" table:number-columns-repeated="5"/>
          <table:table-cell table:style-name="ce28" table:number-columns-repeated="2"/>
          <table:table-cell table:style-name="ce11"/>
          <table:table-cell table:number-columns-repeated="1014"/>
        </table:table-row>
        <table:table-row table:style-name="ro2" table:number-rows-repeated="1048212">
          <table:table-cell table:number-columns-repeated="1024"/>
        </table:table-row>
        <table:table-row table:style-name="ro41" table:number-rows-repeated="16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42" table:number-rows-repeated="1048575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42" table:number-rows-repeated="1048575">
          <table:table-cell table:number-columns-repeated="1024"/>
        </table:table-row>
        <table:table-row table:style-name="ro4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7:12:54.936779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6T18:23:02.916621762</dc:date>
    <meta:editing-cycles>141</meta:editing-cycles>
    <meta:editing-duration>PT15H21M5S</meta:editing-duration>
    <meta:generator>LibreOffice/4.2.8.2$Linux_X86_64 LibreOffice_project/420m0$Build-2</meta:generator>
    <meta:document-statistic meta:table-count="3" meta:cell-count="529" meta:object-count="0"/>
  </office:meta>
</office:document-meta>
</file>